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25-09-2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24-09-2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23-09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22-09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21-09-3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20-09-2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19-09-26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18-10-2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18-09-26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17-09-2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16-09-0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15-09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14-09-2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13-09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13-04-2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13-04-1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12-09-2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12-04-24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11-09-2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10-10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7-10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7-09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7-07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4-02-1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4-01-2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3-12-0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3-10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3-09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3-08-2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3-08-0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3-05-3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3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0-09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0-08-2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0-07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0-06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0-05-1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0-04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0-03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0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200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7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709076050301</text:p>
          </table:table-cell>
          <table:table-cell office:value-type="string" calcext:value-type="string">
            <text:p>TA Cd <text:s/>57</text:p>
          </table:table-cell>
          <table:table-cell office:value-type="string" calcext:value-type="string">
            <text:p>199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6" meta:object-count="0"/>
    <meta:user-defined meta:name="AppVersion">3.0</meta:user-defined>
  </office:meta>
</office:document-meta>
</file>